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ndara" svg:font-family="Candar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ndara" fo:font-size="13pt" style:font-size-asian="13pt" style:font-size-complex="13pt"/>
    </style:style>
    <style:style style:name="P2" style:family="paragraph" style:parent-style-name="Standard">
      <style:paragraph-properties fo:text-align="end" style:justify-single-word="false"/>
      <style:text-properties style:font-name="Candara" fo:font-size="13pt" style:font-size-asian="13pt" style:font-size-complex="13pt"/>
    </style:style>
    <style:style style:name="P3" style:family="paragraph" style:parent-style-name="Standard">
      <style:paragraph-properties fo:line-height="150%"/>
      <style:text-properties style:font-name="Candara" fo:font-size="13pt" style:font-size-asian="13pt" style:font-size-complex="13pt"/>
    </style:style>
    <style:style style:name="P4" style:family="paragraph" style:parent-style-name="Standard">
      <style:paragraph-properties fo:line-height="150%" fo:text-align="justify" style:justify-single-word="false"/>
      <style:text-properties style:font-name="Candara" fo:font-size="13pt" style:font-size-asian="13pt" style:font-size-complex="13pt"/>
    </style:style>
    <style:style style:name="P5" style:family="paragraph" style:parent-style-name="Standard">
      <style:text-properties style:font-name="Candara" fo:font-size="13pt" fo:font-weight="bold" style:font-size-asian="13pt" style:font-weight-asian="bold" style:font-size-complex="13pt" style:font-weight-complex="bold"/>
    </style:style>
    <style:style style:name="P6" style:family="paragraph" style:parent-style-name="Standard">
      <style:text-properties style:font-name="Candara" fo:font-size="13pt" fo:font-weight="normal" style:font-size-asian="13pt" style:font-weight-asian="normal" style:font-size-complex="13pt" style:font-weight-complex="normal"/>
    </style:style>
    <style:style style:name="P7" style:family="paragraph" style:parent-style-name="Standard">
      <style:paragraph-properties fo:line-height="150%"/>
      <style:text-properties fo:color="#000000"/>
    </style:style>
    <style:style style:name="P8" style:family="paragraph" style:parent-style-name="Standard">
      <style:text-properties fo:color="#000000" style:font-name="Candara" fo:font-size="13pt" style:font-size-asian="13pt" style:font-size-complex="13pt"/>
    </style:style>
    <style:style style:name="P9" style:family="paragraph" style:parent-style-name="Standard" style:master-page-name="Standard">
      <style:paragraph-properties style:page-number="auto"/>
      <style:text-properties style:font-name="Candara" fo:font-size="18pt" fo:font-weight="bold" style:font-size-asian="18pt" style:font-weight-asian="bold" style:font-size-complex="18pt" style:font-weight-complex="bold"/>
    </style:style>
    <style:style style:name="P10" style:family="paragraph" style:parent-style-name="Standard">
      <style:text-properties style:font-name="Candara" fo:font-size="13pt" fo:font-weight="bold" style:font-size-asian="13pt" style:font-weight-asian="bold" style:font-size-complex="13pt" style:font-weight-complex="bold"/>
    </style:style>
    <style:style style:name="P11" style:family="paragraph" style:parent-style-name="Standard">
      <style:text-properties style:font-name="Candara" fo:font-size="13pt" style:font-size-asian="13pt" style:font-size-complex="13pt"/>
    </style:style>
    <style:style style:name="T1" style:family="text">
      <style:text-properties style:font-name="Candara" fo:font-size="13pt" style:font-size-asian="13pt" style:font-size-complex="13pt"/>
    </style:style>
    <style:style style:name="T2" style:family="text">
      <style:text-properties fo:font-variant="normal" fo:text-transform="none" style:font-name="Candara" fo:font-size="13pt" fo:letter-spacing="normal" fo:font-style="normal" fo:font-weight="normal" style:font-size-asian="13pt" style:font-size-complex="13pt"/>
    </style:style>
    <style:style style:name="T3" style:family="text">
      <style:text-properties fo:font-variant="normal" fo:text-transform="none" fo:color="#000000" fo:letter-spacing="normal" fo:font-style="normal" fo:font-weight="normal"/>
    </style:style>
    <style:style style:name="T4" style:family="text">
      <style:text-properties fo:font-weight="bold" style:font-weight-asian="bold" style:font-weight-complex="bold"/>
    </style:style>
    <style:style style:name="T5"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text:p>
      <text:p text:style-name="P2">di Rossano Baronciani</text:p>
      <text:p text:style-name="P2"/>
      <text:p text:style-name="P5">Scena 1</text:p>
      <text:p text:style-name="P1"/>
      <text:p text:style-name="P3">1</text:p>
      <text:p text:style-name="P4">L’estate passata in campagna era il suono delle cicale: un ronzio continuo e ossessivo, a tratti assordante, di cui si percepiva il vero rumore solamente nell’attimo in cui si placava, per pochi istanti, per poi riprendere senza tregua. Un suono ostile che cadeva dalla cima degli alberi fino a terra per poi risalire sospeso, galleggiando sull’aria afosa. Quel frinio sembrava provenire da ogni luogo: dalla terra, dai muri di casa, dagli alberi, dall’aria tutt’intorno.</text:p>
      <text:p text:style-name="P3">2</text:p>
      <text:p text:style-name="P4">D’estate in campagna si andava a riposare dopo pranzo, per evitare le ore più calde e perché appesantiti dal cibo, ma a volte era davvero difficile dormire, quel rumore passava attraverso le serrande e si depositava ovunque nella stanza, fin dentro gli angoli più nascosti. I pomeriggi diventavano interminabili, senza niente da fare, solo aspettare la sera per poter scongiurare l’afa e la noia, e sperare di incontrare qualcuno con cui scambiare due parole.</text:p>
      <text:p text:style-name="P1"/>
      <text:p text:style-name="P1"/>
      <text:p text:style-name="P5">Scena 2</text:p>
      <text:p text:style-name="P1"/>
      <text:p text:style-name="P4">Il 17 marzo 1981, durante una perquisizione nella residenza di Licio Gelli, Villa Wanda, e di una fabbrica a lui intestata a Castiglion Fibocchi in provincia di Arezzo, è stata rinvenuta la lista degli appartenenti alla loggia massonica P2. Si tratta di un’organizzazione di carattere eversivo che ha avuto collegamenti diretti e indiretti con i principali scandali della storia italiana: dalla strage di Bologna allo scandalo del Banco Ambrosiano, passando per il tentato golpe Borghese, il sequestro Moro e Tangentopoli.</text:p>
      <text:p text:style-name="P4">L’elenco degli appartenenti all’organizzazione è stato reso pubblico il 21 maggio 1981, lo scandalo derivato ha causato la caduta del governo Forlani e la conseguente instabilità dei governi Spadolini semel, Spadolini bis e Fanfani quinquies.</text:p>
      <text:p text:style-name="P1"/>
      <text:p text:style-name="P1"><text:soft-page-break/><text:span text:style-name="T4">Scena 3</text:span></text:p>
      <text:p text:style-name="P1"/>
      <text:p text:style-name="P3">1</text:p>
      <text:p text:style-name="P4">Che cos’è un totem? Gli antropologi ci dicono che è una connessione tra una specie animale, vegetale o un oggetto inanimato e una comunità di individui. Dunque una relazione psicologica che lega un uomo o addirittura un’etnia a qualcosa che appartiene all’ambiente circostante. Gli Irochesi del fume Thompson avevano clan con nomi di animali: come aquila, orso, falco... Fu proprio Il capo spirituale, lo sciamano Hiawatha a dividere le tribù in clan, per poi assegnare loro un animale totem. Hiawatha ebbe la visione in sogno, gli spiriti gli avevano detto che quella era la strada per la pace: probabilmente perché un legame psicologico diventa irreversibilmente un nodo spirituale.</text:p>
      <text:p text:style-name="P3">2</text:p>
      <text:p text:style-name="P4">In una casa di campagna il totem era la televisione, mentre lo sciamano si chiamava Enea, classe 1896, reduce della Prima guerra mondiale, più volte decorato al valor militare e ferito durante diversi combattimenti. I vaticini dello sciamano Enea avvenivano tramite sequenza algoritmica di bestemmie a cui corrispondevano in maniera sincronica le preghiere del rosario proferite dalla di lui moglie. Solo tramite l’impasto alchemico delle due voci e dei diversi toni, uno fortissimo l’altro bassissimo, avevano luogo i vaticini che, nella tarda primavera del 1981, furono così rivelati per l’immediato futuro.</text:p>
      <text:p text:style-name="P1"/>
      <text:p text:style-name="P1"/>
      <text:p text:style-name="P5">Scena 4</text:p>
      <text:p text:style-name="P1"/>
      <text:p text:style-name="P4">Gli ossi di pollo gettati a terra ci dicono che è necessario che i pasti vadano consumati preferibilmente nel bosco, da soli. Per il trasporto del cibo, le tasche della giacca andranno più che bene.</text:p>
      <text:p text:style-name="P4">Secondo: La televisione va tenuta spenta e lasciata alla sua funzione naturale di totem.</text:p>
      <text:p text:style-name="P4">Terzo: riguardo a ciò che dice il Papa sulla situazione attuale di crisi il mio responso è: Omissis.</text:p>
      <text:p text:style-name="P4"><text:soft-page-break/>Quarto: sul governo Forlani, ma anche sui governi Spadolini e Fanfani, la visione del qui presente sciamano Enea è: Omissis. Il quinto vaticinio è il seguente: se continuerete con la vostra bruttissima abitudine di lasciare la televisione sempre accesa, sempre parlante a vanvera, inopportuna e a un volume troppo alto, accadrà che un giorno non smetterà più di trasmettere; rimarrà in funzione per diciotto ore consecutive per poi terminare con un evento doloroso, triste e infausto.</text:p>
      <text:p text:style-name="P4">Ciò detto lo sciamano iniziò la sua sequenza rituale di bestemmie con grande determinazione e con cadenza liturgica, mentre la moglie snocciolava imperterrita il rosario, seguendo una precisa e composita litania ipnotica.</text:p>
      <text:p text:style-name="P1"/>
      <text:p text:style-name="P1"/>
      <text:p text:style-name="P5">Scena 5</text:p>
      <text:p text:style-name="P1">[Lo sciamano, azione scenica]</text:p>
      <text:p text:style-name="P1"/>
      <text:p text:style-name="P1"/>
      <text:p text:style-name="P5">Scena 6</text:p>
      <text:p text:style-name="P1"/>
      <text:p text:style-name="P4">1</text:p>
      <text:p text:style-name="P4">Nel tardo pomeriggio di ieri, 10 giugno 1981, a Vermicino, un piccolo paese nei pressi di Frascati, intorno alle 19:20 il piccolo Alfredino Rampi stava rientrando a casa da una passeggiata, quando chiese al padre di fare un tratto di strada da solo, attraverso i prati. La famiglia, non vedendolo tornare a casa, iniziò a cercarlo nelle campagne circostanti fino a quando, in serata, furono allertate le forze d’ordine. Si è poi accertato che Alfredino era caduto in un pozzo artesiano largo 27 per 80 centimetri. Immediatamente iniziarono le operazioni per il recupero del bambino.</text:p>
      <text:p text:style-name="P3">2</text:p>
      <text:p text:style-name="P4">La Rai radiotelevisione italiana, a fronte delle innumerevoli richieste pervenute attraverso le telefonate da parte del pubblico, seguirà in diretta le vicende che vedono i soccorritori impegnati nelle operazioni di scavo per riportare in superficie il piccolo Alfredo.</text:p>
      <text:p text:style-name="P1"/>
      <text:p text:style-name="P1"/>
      <text:p text:style-name="P1"/>
      <text:p text:style-name="P1"/>
      <text:p text:style-name="P5"><text:soft-page-break/>Scena 7</text:p>
      <text:p text:style-name="P1"/>
      <text:p text:style-name="P7"><text:span text:style-name="T2">Vergine pura, d’ogni parte intera,</text:span><text:span text:style-name="T1"><text:line-break/></text:span><text:span text:style-name="T2">del tuo parto gentil figliola et madre,</text:span><text:span text:style-name="T1"><text:line-break/></text:span><text:span text:style-name="T2">ch’allumi questa vita, et l’altra adorni,</text:span><text:span text:style-name="T1"><text:line-break/></text:span><text:bookmark text:name="riga30"/><text:span text:style-name="T2">per te il tuo figlio, et quel del sommo Padre,</text:span><text:span text:style-name="T1"><text:line-break/></text:span><text:span text:style-name="T2">o fenestra del ciel lucente altera,</text:span><text:span text:style-name="T1"><text:line-break/></text:span><text:span text:style-name="T2">venne a salvarne in su li extremi giorni;</text:span><text:span text:style-name="T1"><text:line-break/></text:span><text:span text:style-name="T2">et fra tutt’i terreni altri soggiorni</text:span><text:span text:style-name="T1"><text:line-break/></text:span><text:span text:style-name="T2">sola tu fosti electa,</text:span><text:span text:style-name="T1"><text:line-break/></text:span><text:bookmark text:name="riga35"/><text:span text:style-name="T2">Vergine benedetta,</text:span><text:span text:style-name="T1"><text:line-break/></text:span><text:span text:style-name="T2">che ’l pianto d’Eva in allegrezza torni.</text:span><text:span text:style-name="T1"><text:line-break/></text:span><text:span text:style-name="T2">Fammi, ché puoi, de la Sua gratia degno,</text:span><text:span text:style-name="T1"><text:line-break/></text:span><text:span text:style-name="T2">senza fine o beata,</text:span><text:span text:style-name="T1"><text:line-break/></text:span><text:span text:style-name="T2">già coronata nel superno regno.</text:span><text:span text:style-name="T1"><text:line-break/>(...)<text:line-break/></text:span><text:span text:style-name="T2">Vergine, tale è terra, et posto à in doglia<text:line-break/>lo mio cor, che vivendo in pianto il tenne<text:line-break/>et de mille miei mali un non sapea:</text:span></text:p>
      <text:p text:style-name="P7"><text:bookmark text:name="riga95"/><text:span text:style-name="T2">et per saperlo, pur quel che n’avenne<text:line-break/>fôra avenuto, ch’ogni altra sua voglia<text:line-break/></text:span><text:span text:style-name="T2">era a me morte, et a lei fama rea.<text:line-break/>Or tu donna del ciel, tu nostra dea<text:line-break/>(se dir lice, e convensi),<text:line-break/></text:span><text:bookmark text:name="riga100"/><text:span text:style-name="T2">Vergine d’alti sensi,<text:line-break/>tu vedi il tutto; e quel che non potea<text:line-break/>far altri, è nulla a la tua gran vertute,<text:line-break/>por fine al mio dolore;<text:line-break/>ch’a te honore, et a me fia salute. </text:span></text:p>
      <text:p text:style-name="P8">(…)</text:p>
      <text:p text:style-name="P8"/>
      <text:p text:style-name="P3"><text:soft-page-break/><text:span text:style-name="T3">Il dí s’appressa, et non pòte esser lunge,</text:span><text:span text:style-name="T5"><text:line-break/></text:span><text:span text:style-name="T3">sí corre il tempo et vola,</text:span><text:span text:style-name="T5"><text:line-break/></text:span><text:span text:style-name="T3">Vergine unica et sola,</text:span><text:span text:style-name="T5"><text:line-break/></text:span><text:span text:style-name="T3">e ’l cor or coscïentia or morte punge.</text:span><text:span text:style-name="T5"><text:line-break/></text:span><text:bookmark text:name="riga135"/><text:span text:style-name="T3">Raccomandami al tuo figliuol, verace</text:span><text:span text:style-name="T5"><text:line-break/></text:span><text:span text:style-name="T3">homo et verace Dio,</text:span><text:span text:style-name="T5"><text:line-break/></text:span><text:span text:style-name="T3">ch’accolga ’l mïo spirto ultimo in pace.</text:span><text:span text:style-name="T5"> </text:span></text:p>
      <text:p text:style-name="P5"/>
      <text:p text:style-name="P5"/>
      <text:p text:style-name="P5">Scena 8</text:p>
      <text:p text:style-name="P1">[Mater dolorosa, azione scenica]</text:p>
      <text:p text:style-name="P1"/>
      <text:p text:style-name="P1"/>
      <text:p text:style-name="P5">Scena 9</text:p>
      <text:p text:style-name="P5"/>
      <text:p text:style-name="P4">1 </text:p>
      <text:p text:style-name="P4">Alfredo non era una storia della televisione, Alfredo stava davvero morendo in uno spazio fisico, reale, davanti agli occhi. Nessuna rassicurazione, per quanto desiderata, proveniva dalla televisione. Nello schermo c’erano solamente persone che si muovevano in modo caotico e un buco in terra da cui giungeva la voce di Alfredino che implorava la madre, piangendo.</text:p>
      <text:p text:style-name="P4">2 </text:p>
      <text:p text:style-name="P4">La televisione stava mostrando per la prima volta quello che non doveva essere visto, mentre gli sguardi degli telespettatori desideravano continuare a vedere l'epifania del Reale, il volto orribile e insostenibile di Medusa: lo sguardo di terrore che pietrifica, non perdona, al di sopra del bene e del male, e che guarda con l'occhio della telecamera, fisso davanti al dolore degli altri.</text:p>
      <text:p text:style-name="P6"/>
      <text:p text:style-name="P1"/>
      <text:p text:style-name="P5">Scena 10 </text:p>
      <text:p text:style-name="P1"/>
      <text:p text:style-name="P1">Avevo le gambe buone <text:tab/><text:tab/></text:p>
      <text:p text:style-name="P1">forti, da calciatore<text:tab/><text:tab/><text:tab/></text:p>
      <text:p text:style-name="P1">pronto a far carriera <text:tab/><text:tab/><text:tab/></text:p>
      <text:p text:style-name="P1">e fama, quella vera.<text:tab/><text:tab/><text:tab/></text:p>
      <text:p text:style-name="P1"><text:soft-page-break/></text:p>
      <text:p text:style-name="P1">E nella città di mare</text:p>
      <text:p text:style-name="P1">la mia città natale </text:p>
      <text:p text:style-name="P1">non ero solo un campione</text:p>
      <text:p text:style-name="P1">ma un cupo e triste cognome.</text:p>
      <text:p text:style-name="P1"/>
      <text:p text:style-name="P1">E mi hanno ammazzato</text:p>
      <text:p text:style-name="P1">come un traditore</text:p>
      <text:p text:style-name="P1">io che volevo fare il calciatore</text:p>
      <text:p text:style-name="P1"/>
      <text:p text:style-name="P1">Mi presero con l'inganno<text:tab/><text:tab/></text:p>
      <text:p text:style-name="P1">in bocca uno sporco panno</text:p>
      <text:p text:style-name="P1">le mani tra cavi d'acciaio<text:tab/><text:tab/></text:p>
      <text:p text:style-name="P1">chiuso nel bagagliaio <text:tab/><text:tab/></text:p>
      <text:p text:style-name="P1"/>
      <text:p text:style-name="P1">Mi preser lo stesso giorno</text:p>
      <text:p text:style-name="P1">del bimbo caduto nel pozzo</text:p>
      <text:p text:style-name="P1">viaggiai da mare a mare</text:p>
      <text:p text:style-name="P1">nel buio senza respirare <text:s/></text:p>
      <text:p text:style-name="P1"/>
      <text:p text:style-name="P1">E mi hanno ammazzato</text:p>
      <text:p text:style-name="P1">come un traditore</text:p>
      <text:p text:style-name="P1">io che volevo fare il calciatore</text:p>
      <text:p text:style-name="P1"/>
      <text:p text:style-name="P1">Sputarono senza esitare<text:tab/><text:tab/></text:p>
      <text:p text:style-name="P1">“sei solo un animale!”<text:tab/><text:tab/></text:p>
      <text:p text:style-name="P1">disse il mio rapitore<text:tab/><text:tab/></text:p>
      <text:p text:style-name="P1">disse: brigate rosse.<text:tab/><text:tab/></text:p>
      <text:p text:style-name="P1"/>
      <text:p text:style-name="P1">Poi foto là nel giornale</text:p>
      <text:p text:style-name="P1">in croce sul capezzale <text:s text:c="2"/></text:p>
      <text:p text:style-name="P1">un cristo senza peccato</text:p>
      <text:p text:style-name="P1">ero già condannato</text:p>
      <text:p text:style-name="P1"/>
      <text:p text:style-name="P1">E mi hanno ammazzato</text:p>
      <text:p text:style-name="P1">come un traditore</text:p>
      <text:p text:style-name="P1">io che volevo fare il calciatore</text:p>
      <text:p text:style-name="P1"/>
      <text:p text:style-name="P1">Stretto alla gola un coltello<text:tab/><text:tab/></text:p>
      <text:p text:style-name="P1">reo <text:s/>solo di avere un fratello <text:tab/></text:p>
      <text:p text:style-name="P1">chiuso dentro uno schermo<text:tab/><text:tab/></text:p>
      <text:p text:style-name="P1">vidi in faccia l'inferno<text:tab/><text:tab/></text:p>
      <text:p text:style-name="P1"/>
      <text:p text:style-name="P1">E fu perché ero innocente</text:p>
      <text:p text:style-name="P1">che accettai la mia inutile morte</text:p>
      <text:p text:style-name="P1"><text:soft-page-break/>caddi senza colpe</text:p>
      <text:p text:style-name="P1">dentro la mia sorte</text:p>
      <text:p text:style-name="P1"/>
      <text:p text:style-name="P1">Fu così venni ammazzato<text:tab/><text:tab/></text:p>
      <text:p text:style-name="P1">un agnello sacrificato<text:tab/><text:tab/><text:tab/></text:p>
      <text:p text:style-name="P1">in silenzio recitai le mie preci<text:tab/><text:tab/></text:p>
      <text:p text:style-name="P1">il mio nome: Roberto Peci<text:tab/><text:tab/></text:p>
      <text:p text:style-name="P1"/>
      <text:p text:style-name="P1">E mi hanno ammazzato</text:p>
      <text:p text:style-name="P1">come un traditore</text:p>
      <text:p text:style-name="P1">io che volevo fare il calciatore</text:p>
      <text:p text:style-name="P1"/>
      <text:p text:style-name="P1"/>
      <text:p text:style-name="P5">Scena 11</text:p>
      <text:p text:style-name="P1"/>
      <text:p text:style-name="P4">1. </text:p>
      <text:p text:style-name="P4">21 milioni di telespettatori assistettero increduli, davanti alla televisione, ai tentativi di recuperare Alfredino Rampi dal profondo del pozzo. A mano a mano tutti capirono che quello che vedevano era la sola narrazione rimasta, l’unica a cui nessuno era ancora preparato: vedere in diretta la morte, al medesimo tempo eccitati e annichiliti.</text:p>
      <text:p text:style-name="P4">2.</text:p>
      <text:p text:style-name="P4">«Nelle miniere di sale di Salisburgo si usa gettare nelle profondità abbandonate della miniera un ramo sfogliato dal gelo; due o tre mesi dopo lo si ritrova coperto di fulgide cristallizzazioni: i più minuti ramoscelli, quelli che non sono più grossi dello zampino d’una cincia, sono fioriti di una infinità di diamanti mobili e scintillanti; è impossibile riconoscere il ramo primitivo».</text:p>
      <text:p text:style-name="P4"/>
      <text:p text:style-name="P5">Scena 12</text:p>
      <text:p text:style-name="P1"/>
      <text:p text:style-name="P4">Verso le 9:00 del 13 giugno venne calato nel pozzo uno stetoscopio al fine di percepire il battito cardiaco del bambino, ma non si udì nulla. Il magistrato competente ordinò che fosse immesso nel pozzo dell’azoto liquido a meno 30 gradi centigradi per assicurare la conservazione del corpo, che venne recuperato da tre squadre di minatori l’11 luglio seguente, 28 giorni dopo la morte del bambino.</text:p>
      <text:p text:style-name="P1"/>
      <text:p text:style-name="P1"/>
      <text:p text:style-name="P5"><text:soft-page-break/>Scena 13</text:p>
      <text:p text:style-name="P1"/>
      <text:p text:style-name="P4">Passavo le estati a casa dei miei nonni, in campagna. Ma quell’estate, quella dei miei 14 anni segnò il mio definitivo distacco con i luoghi della mia infanzia. Avevo terminato le scuole medie, a settembre sarei andata alle superiori. Non volli più trascorrere più di un pomeriggio in quei luoghi, rifiutavo di rimanerci anche per una sola notte.</text:p>
      <text:p text:style-name="P4"/>
      <text:p text:style-name="P4">Le mie visite si diradarono rapidamente, mi limitavo ai pranzi della domenica, quasi obbligatori per mia madre, a cui seguiva l'altrettanto obbligatoria passeggiata fino alla casa vecchia, in collina, a raccogliere le erbe insieme a mia nonna. Quelle giornate estive passate a far niente erano impastate di un tedio mortale, non sopportavo più niente, e quel cicaleccio infernale pomeridiano mi iniettava un'angoscia sottile, arsa come il muro ricoperto di edera davanti a quella casa di campagna. I miei parenti continuavano instancabili e imperterriti nei loro riti antichi, mentre io mi sentivo lontano da ogni cosa. </text:p>
      <text:p text:style-name="P4">Era un sentimento di distanza che, col tempo crescendo, non mi avrebbe più abbandonato.</text:p>
      <text:p text:style-name="P4"/>
      <text:p text:style-name="P4">Alfredino mi tornò in mente improvvisamente la stessa estate della sua morte, quando mio zio, armeggiando con il fucile davanti al portone di casa, intento a pulire l'arma, fu preso da un raptus fulmineo e sparò senza pensarci su a un uccellino che stava volando a poca distanza da casa. Fu un gesto improvviso, rapido e folle come possono essere i raptus, tanto che subito dopo fu chiaro a tutti il pericolo a cui eravamo andati incontro. Raccogliemmo quel povero uccello quasi disintegrato dai pallini del bossolo sparato, era un fringuello talmente piccolo che mio zio non poté neanche giustificarsi con la solita scusa: “possiamo mangiarlo”. Rimase in silenzio e si allontanò con il corpicino del volatile che la sua mano richiudeva interamente, come un sepolcro di vergogna. </text:p>
      <text:p text:style-name="P4"/>
      <text:p text:style-name="P4">Non so bene il motivo, ma in quel momento ripensai immediatamente ad Alfredo, al suo ultimo incontro con un essere umano, con quell'Angelo Licheri che di mestiere faceva il facchino presso una tipografia romana, e che di notte scese laggiù in fondo al pozzo, a sessanta metri di profondità e, rischiando la sua stessa vita, provò diverse volte a <text:soft-page-break/>imbracare il piccolo Alfredo, senza riuscirci, per poi lasciarlo lì in quel buco nero, in quel sarcofago di fango. Ripensai ad Alfredo che si ruppe il polso nel tentativo di aggrapparsi a quell'uomo che da quarantacinque minuti stava a testa in giù e che alla fine vide quelle corde scivolare via nel fango senza riuscire a stringere il corpo del bambino. Pensai che il mio dolore, mescolato al senso di ingiustizia per la morte di quel fringuello, era lo stesso dolore che provai per la morte di Alfredino. Era lo stesso sentire, nello stesso punto dello stomaco. Capii che le preghiere, quelle non esaudite, hanno tutte lo stesso sapore, perché continuiamo a recitarle per tutto il resto della nostra vita.</text:p>
      <text:p text:style-name="P4"/>
      <text:p text:style-name="P5">Scena 14</text:p>
      <text:p text:style-name="P1">[Resurrezione, azione scenica]</text:p>
      <text:p text:style-name="P1"/>
      <text:p text:style-name="P1"/>
      <text:p text:style-name="P5">Fin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ndara" svg:font-family="Candar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it" fo:country="IT" style:font-size-asian="11pt" style:language-asian="it" style:country-asian="IT"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it" fo:country="IT" style:font-name-asian="SimSun" style:font-size-asian="11pt" style:language-asian="it" style:country-asian="IT"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ssano baronciani</meta:initial-creator>
    <dc:creator>rossano baronciani</dc:creator>
    <meta:editing-cycles>27</meta:editing-cycles>
    <meta:creation-date>2021-05-12T12:47:00</meta:creation-date>
    <dc:date>2021-11-18T14:28:58.61</dc:date>
    <meta:editing-duration>PT2H26M21S</meta:editing-duration>
    <meta:generator>OpenOffice/4.1.11$Win32 OpenOffice.org_project/4111m1$Build-9808</meta:generator>
    <meta:document-statistic meta:table-count="0" meta:image-count="0" meta:object-count="0" meta:page-count="9" meta:paragraph-count="105" meta:word-count="2020" meta:character-count="122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